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Noto Mono" svg:font-family="'Noto Mono'" style:font-adornments="Regular" style:font-pitch="fixed"/>
    <style:font-face style:name="B Nazanin+ Regular2" svg:font-family="'B Nazanin+ Regular'" style:font-pitch="variable"/>
    <style:font-face style:name="B Nazanin+ Regular" svg:font-family="'B Nazanin+ Regular'" style:font-adornments="Bold" style:font-pitch="variable"/>
    <style:font-face style:name="B Nazanin+ Regular1" svg:font-family="'B Nazanin+ Regular'" style:font-adornments="Regular" style:font-pitch="variable"/>
    <style:font-face style:name="B Roya1" svg:font-family="'B Roya'" style:font-adornments="Italic" style:font-pitch="variable"/>
    <style:font-face style:name="B Roya" svg:font-family="'B Roya'" style:font-adornments="Regular" style:font-pitch="variable"/>
    <style:font-face style:name="B Titr" svg:font-family="'B Titr'" style:font-adornments="Bold" style:font-pitch="variable"/>
    <style:font-face style:name="Far.Roya" svg:font-family="Far.Roya" style:font-adornments="Regular" style:font-pitch="variable"/>
    <style:font-face style:name="Kinnari" svg:font-family="Kinnari" style:font-adornments="Regular" style:font-pitch="variable"/>
    <style:font-face style:name="Nakula" svg:font-family="Nakula" style:font-adornments="Bold" style:font-pitch="variable"/>
    <style:font-face style:name="Norasi" svg:font-family="Norasi" style:font-adornments="Regular" style:font-pitch="variable"/>
    <style:font-face style:name="Liberation Serif" svg:font-family="'Liberation Serif'" style:font-family-generic="roman" style:font-pitch="variable"/>
    <style:font-face style:name="Noto Serif CJK JP1" svg:font-family="'Noto Serif CJK JP'" style:font-adornments="Italic" style:font-family-generic="roman" style:font-pitch="variable"/>
    <style:font-face style:name="Noto Serif CJK JP" svg:font-family="'Noto Serif CJK JP'"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ubtitle">
      <style:text-properties officeooo:rsid="006c8df3" officeooo:paragraph-rsid="006c8df3"/>
    </style:style>
    <style:style style:name="P2" style:family="paragraph" style:parent-style-name="Footnote">
      <style:text-properties officeooo:rsid="008d14c0" officeooo:paragraph-rsid="008d14c0"/>
    </style:style>
    <style:style style:name="P3" style:family="paragraph" style:parent-style-name="Footnote">
      <style:text-properties officeooo:rsid="008de29a" officeooo:paragraph-rsid="008de29a"/>
    </style:style>
    <style:style style:name="P4" style:family="paragraph" style:parent-style-name="Text_20_body">
      <style:text-properties officeooo:rsid="008b95cb" officeooo:paragraph-rsid="008b95cb"/>
    </style:style>
    <style:style style:name="P5" style:family="paragraph" style:parent-style-name="Text_20_body">
      <style:text-properties officeooo:rsid="008d14c0" officeooo:paragraph-rsid="008d14c0"/>
    </style:style>
    <style:style style:name="P6" style:family="paragraph" style:parent-style-name="Text_20_body">
      <style:paragraph-properties style:writing-mode="rl-tb"/>
      <style:text-properties officeooo:rsid="008d14c0" officeooo:paragraph-rsid="008d14c0"/>
    </style:style>
    <style:style style:name="P7" style:family="paragraph" style:parent-style-name="Title">
      <style:paragraph-properties style:writing-mode="rl-tb"/>
      <style:text-properties officeooo:rsid="006c8df3" officeooo:paragraph-rsid="006c8df3"/>
    </style:style>
    <style:style style:name="P8" style:family="paragraph" style:parent-style-name="Text_20_body" style:list-style-name="L1">
      <style:text-properties officeooo:rsid="008d14c0" officeooo:paragraph-rsid="008d14c0"/>
    </style:style>
    <style:style style:name="P9" style:family="paragraph" style:parent-style-name="Text_20_body">
      <style:paragraph-properties style:writing-mode="rl-tb"/>
      <style:text-properties officeooo:rsid="008d14c0" officeooo:paragraph-rsid="008d14c0"/>
    </style:style>
    <style:style style:name="P10" style:family="paragraph" style:parent-style-name="Text_20_body">
      <style:paragraph-properties fo:margin-left="0in" fo:margin-right="0in" fo:text-indent="0in" style:auto-text-indent="false" style:writing-mode="rl-tb"/>
      <style:text-properties officeooo:rsid="008ef88f" officeooo:paragraph-rsid="008ef88f"/>
    </style:style>
    <style:style style:name="P11" style:family="paragraph" style:parent-style-name="Heading_20_1">
      <style:text-properties officeooo:rsid="008b95cb" officeooo:paragraph-rsid="008b95cb"/>
    </style:style>
    <style:style style:name="P12" style:family="paragraph" style:parent-style-name="Heading_20_1">
      <style:text-properties officeooo:rsid="008d14c0" officeooo:paragraph-rsid="008d14c0"/>
    </style:style>
    <style:style style:name="P13" style:family="paragraph" style:parent-style-name="Heading_20_1">
      <style:text-properties officeooo:rsid="008ef88f" officeooo:paragraph-rsid="008ef88f"/>
    </style:style>
    <style:style style:name="T1" style:family="text">
      <style:text-properties officeooo:rsid="006d8f5e" style:font-name-complex="B Nazanin+ Regular2"/>
    </style:style>
    <style:style style:name="T2" style:family="text">
      <style:text-properties officeooo:rsid="008b95cb"/>
    </style:style>
    <style:style style:name="T3" style:family="text">
      <style:text-properties officeooo:rsid="008de29a"/>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گزارش پروژه</text:span> درس سیستم عامل</text:p>
      <text:p text:style-name="P1"><text:s/><text:span text:style-name="T2">امیرحسین باقری ۹۶۳۱۰۰۹ | </text:span>محمدرضا غفرانی <text:span text:style-name="T1">۹۶۳۱۰۵۳</text:span></text:p>
      <text:h text:style-name="P11" text:outline-level="1">توضیح کلی در رابطه با پروژه</text:h>
      <text:p text:style-name="P4">سؤال یک در یک بخش جداگانه با فایل .git جداگانه آورده شده است.</text:p>
      <text:p text:style-name="P5">در سؤال‌های دو و سه که در فایل eng.xv2040 آورده شده است هر قسمت در یک git branch آورده شده است. لیست این قسمت‌ها به شرح زیر است:</text:p>
      <text:list xml:id="list210407787" text:style-name="L1">
        <text:list-item>
          <text:p text:style-name="P8">q2p1 : سؤال ۲ قسمت ۱</text:p>
        </text:list-item>
        <text:list-item>
          <text:p text:style-name="P8">q2p2 : سؤال ۲ قسمت ۲</text:p>
        </text:list-item>
        <text:list-item>
          <text:p text:style-name="P8">q3p1 : سؤال ۳ قسمت ۱</text:p>
        </text:list-item>
        <text:list-item>
          <text:p text:style-name="P8">q3p2 : سؤال ۳ قسمت ۲</text:p>
        </text:list-item>
        <text:list-item>
          <text:p text:style-name="P8">q3p3 : سؤال ۳ قسمت ۳</text:p>
        </text:list-item>
        <text:list-item>
          <text:p text:style-name="P8">q3p4 : سؤال ۳ قسمت ۴</text:p>
        </text:list-item>
        <text:list-item>
          <text:p text:style-name="P8">q3p5sp1 : سؤال ۳ قسمت ۵ زیربخش ۱</text:p>
        </text:list-item>
        <text:list-item>
          <text:p text:style-name="P8">q3p5sp2 : سؤال ۳ قسمت ۵ زیربخش ۲</text:p>
        </text:list-item>
      </text:list>
      <text:h text:style-name="P12" text:outline-level="1">تفسیر داده‌های سؤال ۵ قسمت ۵ زیربخش ۱</text:h>
      <text:p text:style-name="P5"><draw:frame draw:style-name="fr1" draw:name="Object2" text:anchor-type="paragraph" svg:x="-0.2457in" svg:y="-0.0075in" svg:width="7.2453in" svg:height="3.5453in" draw:z-index="0"><draw:object xlink:href="./Object 2" xlink:type="simple" xlink:show="embed" xlink:actuate="onLoad"/><draw:image xlink:href="./ObjectReplacements/Object 2" xlink:type="simple" xlink:show="embed" xlink:actuate="onLoad"/></draw:frame></text:p>
      <text:p text:style-name="P6"><text:soft-page-break/>در ابتدا که تعداد Context Switch ها زیاد است Overhead زیادی در سیستم به وجود آمده که باعث افزایش TT<text:note text:id="ftn1" text:note-class="footnote"><text:note-citation>1</text:note-citation><text:note-body><text:p text:style-name="P2">Turnaround Time</text:p></text:note-body></text:note> <text:s/>و <text:span text:style-name="T3">WT</text:span><text:span text:style-name="T3"><text:note text:id="ftn2" text:note-class="footnote"><text:note-citation>2</text:note-citation><text:note-body><text:p text:style-name="P3">Waiting Time</text:p></text:note-body></text:note></text:span><text:span text:style-name="T3"> </text:span>می‌شود. <text:span text:style-name="T3">با افزایش مقدار QUANTUM که تعداد time slot هایی است که هر فرآیند اجازه اجرا شدن را دارد، تعداد Context Switch ها رفته‌رفته کم می‌شود تا به حالت بهینه برسد. از آنجا به بعد ( که در اینجا حدوداً۱۰۰ است) time slot های زیادی به هر فرآیند اختصاص داده می‌شود ولی فرآیند تنها بخشی از آن را استفاده می‌کند و پردازنده را رها می‌کند. بنابراین مقدار WT و TT ثابت باقی می‌ماند. مقدار CBT نیز که زمان مورد اجرا برای هر فرآیند است، در کل ثابت باقی می‌ماند، زیرا برنامه‌هایی که برای تست این قسمت نوشته شده است زمان اجرای یکسانی در حالت کلی دارند.</text:span></text:p>
      <text:h text:style-name="P13" text:outline-level="1">داده‌های سؤال ۳ قسمت ۵ زیربخش ۲</text:h>
      <text:p text:style-name="P6"/>
      <text:p text:style-name="P10"><draw:frame draw:style-name="fr2" draw:name="Object1" text:anchor-type="paragraph" svg:width="6.2984in" svg:height="3.5457in" draw:z-index="1"><draw:object xlink:href="./Object 1" xlink:type="simple" xlink:show="embed" xlink:actuate="onLoad"/><draw:image xlink:href="./ObjectReplacements/Object 1" xlink:type="simple" xlink:show="embed" xlink:actuate="onLoad"/></draw:frame>همانگونه که انتظار داریم CBT در بین همه‌ی قسمت‌ها یکسان است، چرا که CBT مقدار زمانی است که یک فرآیند برای اجرا نیاز دارد و در نتیجه فارغ از اولویت و گروهی که در آن قرار دارد، یکسان خواهد بود چرا که ما برنامه یکسانی را با الویت های مختلف اجرا کردیم. WT و TT نیز به ترتیبی که اولویت بالا می‌رود، کم می‌شود که قابل توجیه است چرا که در برنامه‌ای برای Scheduler نوشته‌ایم به برنامه‌های گروه یک اولویت زیادی را می‌ده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Noto Mono" svg:font-family="'Noto Mono'" style:font-adornments="Regular" style:font-pitch="fixed"/>
    <style:font-face style:name="B Nazanin+ Regular2" svg:font-family="'B Nazanin+ Regular'" style:font-pitch="variable"/>
    <style:font-face style:name="B Nazanin+ Regular" svg:font-family="'B Nazanin+ Regular'" style:font-adornments="Bold" style:font-pitch="variable"/>
    <style:font-face style:name="B Nazanin+ Regular1" svg:font-family="'B Nazanin+ Regular'" style:font-adornments="Regular" style:font-pitch="variable"/>
    <style:font-face style:name="B Roya1" svg:font-family="'B Roya'" style:font-adornments="Italic" style:font-pitch="variable"/>
    <style:font-face style:name="B Roya" svg:font-family="'B Roya'" style:font-adornments="Regular" style:font-pitch="variable"/>
    <style:font-face style:name="B Titr" svg:font-family="'B Titr'" style:font-adornments="Bold" style:font-pitch="variable"/>
    <style:font-face style:name="Far.Roya" svg:font-family="Far.Roya" style:font-adornments="Regular" style:font-pitch="variable"/>
    <style:font-face style:name="Kinnari" svg:font-family="Kinnari" style:font-adornments="Regular" style:font-pitch="variable"/>
    <style:font-face style:name="Nakula" svg:font-family="Nakula" style:font-adornments="Bold" style:font-pitch="variable"/>
    <style:font-face style:name="Norasi" svg:font-family="Norasi" style:font-adornments="Regular" style:font-pitch="variable"/>
    <style:font-face style:name="Liberation Serif" svg:font-family="'Liberation Serif'" style:font-family-generic="roman" style:font-pitch="variable"/>
    <style:font-face style:name="Noto Serif CJK JP1" svg:font-family="'Noto Serif CJK JP'" style:font-adornments="Italic" style:font-family-generic="roman" style:font-pitch="variable"/>
    <style:font-face style:name="Noto Serif CJK JP" svg:font-family="'Noto Serif CJK JP'" style:font-adornments="Regular"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15%" fo:text-align="end" style:justify-single-word="false" fo:text-indent="0.0402in" style:auto-text-indent="false" style:writing-mode="rl-tb"/>
      <style:text-properties style:font-name="Noto Serif CJK JP" fo:font-family="'Noto Serif CJK JP'" style:font-style-name="Regular" style:font-family-generic="roman" style:font-pitch="variable" fo:font-size="10pt" officeooo:rsid="0083f614" style:font-size-asian="10.5pt" style:font-name-complex="B Roya" style:font-family-complex="'B Roya'" style:font-style-name-complex="Regular" style:font-pitch-complex="variabl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Title" style:family="paragraph" style:parent-style-name="Heading" style:next-style-name="Text_20_body" style:class="chapter">
      <style:paragraph-properties fo:text-align="center" style:justify-single-word="false"/>
      <style:text-properties style:font-name="Nakula" fo:font-family="Nakula" style:font-style-name="Bold" style:font-pitch="variable" fo:font-size="22pt" fo:font-weight="bold" style:font-size-asian="28pt" style:font-weight-asian="bold" style:font-name-complex="B Titr" style:font-family-complex="'B Titr'" style:font-style-name-complex="Bold" style:font-pitch-complex="variable" style:font-size-complex="16pt" style:font-weight-complex="bold"/>
    </style:style>
    <style:style style:name="Subtitle" style:family="paragraph" style:parent-style-name="Heading" style:next-style-name="Text_20_body" style:class="chapter" style:master-page-name="">
      <style:paragraph-properties fo:margin-top="0.0417in" fo:margin-bottom="0.0835in" loext:contextual-spacing="false" fo:text-align="center" style:justify-single-word="false" style:page-number="auto"/>
      <style:text-properties fo:color="#808080" style:font-name="Kinnari" fo:font-family="Kinnari" style:font-style-name="Regular" style:font-pitch="variable" fo:font-size="16pt" fo:font-weight="normal" style:font-size-asian="18pt" style:font-name-complex="B Nazanin+ Regular" style:font-family-complex="'B Nazanin+ Regular'" style:font-style-name-complex="Bold" style:font-pitch-complex="variable" style:font-size-complex="14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end" style:justify-single-word="false"/>
      <style:text-properties fo:font-size="14pt" fo:font-weight="bold" style:font-size-asian="130%" style:font-weight-asian="bold" style:font-name-complex="B Nazanin+ Regular" style:font-family-complex="'B Nazanin+ Regular'" style:font-style-name-complex="Bold" style:font-pitch-complex="variable" style:font-size-complex="14pt" style:font-weight-complex="bold"/>
    </style:style>
    <style:style style:name="Table_20_Contents" style:display-name="Table Contents" style:family="paragraph" style:parent-style-name="Standard" style:class="extra" style:master-page-name="">
      <style:paragraph-properties fo:text-align="start" style:justify-single-word="false" style:page-number="auto" text:number-lines="false" text:line-number="0" style:writing-mode="lr-tb"/>
      <style:text-properties style:font-name="Noto Mono" fo:font-family="'Noto Mono'" style:font-style-name="Regular" style:font-pitch="fixed" fo:font-size="10pt" officeooo:rsid="002720ba" style:font-size-asian="10.5pt" style:font-name-complex="Far.Roya" style:font-family-complex="Far.Roya" style:font-style-name-complex="Regular"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Norasi" fo:font-family="Norasi" style:font-style-name="Regular" style:font-pitch="variable" fo:font-size="115%" fo:font-weight="bold" style:font-size-asian="115%" style:font-weight-asian="bold" style:font-name-complex="B Nazanin+ Regular1" style:font-family-complex="'B Nazanin+ Regular'" style:font-style-name-complex="Regular" style:font-pitch-complex="variable" style:font-size-complex="90%"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Noto Serif CJK JP1" fo:font-family="'Noto Serif CJK JP'" style:font-style-name="Italic" style:font-family-generic="roman" style:font-pitch="variable" fo:font-size="10pt" style:font-name-complex="B Roya1" style:font-family-complex="'B Roya'" style:font-style-name-complex="Italic" style:font-pitch-complex="variable"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6T20:43:06.033858279</meta:creation-date>
    <meta:generator>LibreOffice/6.0.7.3$Linux_X86_64 LibreOffice_project/00m0$Build-3</meta:generator>
    <dc:date>2019-12-18T23:03:01.884876991</dc:date>
    <meta:editing-duration>PT2H46M53S</meta:editing-duration>
    <meta:editing-cycles>48</meta:editing-cycles>
    <meta:document-statistic meta:table-count="0" meta:image-count="0" meta:object-count="2" meta:page-count="2" meta:paragraph-count="19" meta:word-count="349" meta:character-count="1613" meta:non-whitespace-character-count="128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bar" chart:style-name="ch1">
        <chart:title svg:x="6.242cm" svg:y="0.317cm" chart:style-name="ch2">
          <text:p>PrioritySchedTest results</text:p>
        </chart:title>
        <chart:legend chart:legend-position="end" svg:x="14.555cm" svg:y="3.706cm" style:legend-expansion="high" chart:style-name="ch3"/>
        <chart:plot-area chart:style-name="ch4" chart:data-source-has-labels="both" svg:x="0.319cm" svg:y="1.275cm" svg:width="13.917cm" svg:height="7.551cm" dr3d:transform="matrix (0.964057180689407 0.0458686059349516 0.261705604354922 -0.08532395315669 0.9862612212694 0.141451852012993 -0.251621889705379 -0.158697430381764 0.954725903184427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383cm" svg:y="1.275cm" svg:width="12.628cm" svg:height="6.905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local-table.$A$2:.$A$10"/>
          </chart:axis>
          <chart:axis chart:dimension="y" chart:name="primary-y" chart:style-name="ch6">
            <chart:grid chart:style-name="ch7" chart:class="major"/>
          </chart:axis>
          <chart:axis chart:dimension="z" chart:name="primary-z" chart:style-name="ch5"/>
          <chart:series chart:style-name="ch8" chart:values-cell-range-address="local-table.$B$2:.$B$10" chart:label-cell-address="local-table.$B$1" chart:class="chart:bar">
            <chart:data-point chart:repeated="9"/>
          </chart:series>
          <chart:series chart:style-name="ch9" chart:values-cell-range-address="local-table.$C$2:.$C$10" chart:label-cell-address="local-table.$C$1" chart:class="chart:bar">
            <chart:data-point chart:repeated="9"/>
          </chart:series>
          <chart:series chart:style-name="ch10" chart:values-cell-range-address="local-table.$D$2:.$D$10" chart:label-cell-address="local-table.$D$1" chart:class="chart:bar">
            <chart:data-point chart:repeated="9"/>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BT</text:p>
              </table:table-cell>
              <table:table-cell office:value-type="string">
                <text:p>WT</text:p>
              </table:table-cell>
              <table:table-cell office:value-type="string">
                <text:p>TT</text:p>
              </table:table-cell>
            </table:table-row>
          </table:table-header-rows>
          <table:table-rows>
            <table:table-row>
              <table:table-cell office:value-type="string">
                <text:p>G1</text:p>
              </table:table-cell>
              <table:table-cell office:value-type="float" office:value="244">
                <text:p>244</text:p>
              </table:table-cell>
              <table:table-cell office:value-type="float" office:value="195">
                <text:p>195</text:p>
              </table:table-cell>
              <table:table-cell office:value-type="float" office:value="462">
                <text:p>46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G2</text:p>
              </table:table-cell>
              <table:table-cell office:value-type="float" office:value="251">
                <text:p>251</text:p>
              </table:table-cell>
              <table:table-cell office:value-type="float" office:value="760">
                <text:p>760</text:p>
              </table:table-cell>
              <table:table-cell office:value-type="float" office:value="1082">
                <text:p>108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G3</text:p>
              </table:table-cell>
              <table:table-cell office:value-type="float" office:value="254">
                <text:p>254</text:p>
              </table:table-cell>
              <table:table-cell office:value-type="float" office:value="1373">
                <text:p>1373</text:p>
              </table:table-cell>
              <table:table-cell office:value-type="float" office:value="1737">
                <text:p>173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G4</text:p>
              </table:table-cell>
              <table:table-cell office:value-type="float" office:value="291">
                <text:p>291</text:p>
              </table:table-cell>
              <table:table-cell office:value-type="float" office:value="2024">
                <text:p>2024</text:p>
              </table:table-cell>
              <table:table-cell office:value-type="float" office:value="2474">
                <text:p>247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G5</text:p>
              </table:table-cell>
              <table:table-cell office:value-type="float" office:value="218">
                <text:p>218</text:p>
              </table:table-cell>
              <table:table-cell office:value-type="float" office:value="2658">
                <text:p>2658</text:p>
              </table:table-cell>
              <table:table-cell office:value-type="float" office:value="3077">
                <text:p>30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8.402cm" svg:height="9.004cm" xlink:href="." xlink:type="simple" chart:class="chart:line" chart:style-name="ch1">
        <chart:title svg:x="7.292cm" svg:y="0.316cm" chart:style-name="ch2">
          <text:p>OriginalSchedTest</text:p>
        </chart:title>
        <chart:legend chart:legend-position="end" svg:x="16.37cm" svg:y="3.705cm" style:legend-expansion="high" chart:style-name="ch3"/>
        <chart:plot-area chart:style-name="ch4" chart:data-source-has-labels="both" svg:x="1.379cm" svg:y="1.275cm" svg:width="14.623cm" svg:height="6.568cm">
          <chartooo:coordinate-region svg:x="2.371cm" svg:y="1.275cm" svg:width="13.463cm" svg:height="4.433cm"/>
          <chart:axis chart:dimension="x" chart:name="primary-x" chart:style-name="ch5" chartooo:axis-type="auto">
            <chartooo:date-scale/>
            <chart:title svg:x="7.826cm" svg:y="8.023cm" chart:style-name="ch6">
              <text:p>QUANTUM</text:p>
            </chart:title>
            <chart:categories table:cell-range-address="local-table.$A$2:.$A$22"/>
          </chart:axis>
          <chart:axis chart:dimension="y" chart:name="primary-y" chart:style-name="ch5">
            <chart:title svg:x="0.451cm" svg:y="5.119cm" chart:style-name="ch7">
              <text:p>Values</text:p>
            </chart:title>
            <chart:grid chart:style-name="ch8" chart:class="major"/>
          </chart:axis>
          <chart:series chart:style-name="ch9" chart:values-cell-range-address="local-table.$B$2:.$B$22" chart:label-cell-address="local-table.$B$1" chart:class="chart:line">
            <chart:data-point chart:repeated="21"/>
          </chart:series>
          <chart:series chart:style-name="ch10" chart:values-cell-range-address="local-table.$C$2:.$C$22" chart:label-cell-address="local-table.$C$1" chart:class="chart:line">
            <chart:data-point chart:repeated="21"/>
          </chart:series>
          <chart:series chart:style-name="ch11" chart:values-cell-range-address="local-table.$D$2:.$D$22" chart:label-cell-address="local-table.$D$1" chart:class="chart:line">
            <chart:data-point chart:repeated="2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T</text:p>
              </table:table-cell>
              <table:table-cell office:value-type="string">
                <text:p>CBT</text:p>
              </table:table-cell>
              <table:table-cell office:value-type="string">
                <text:p>TT</text:p>
              </table:table-cell>
            </table:table-row>
          </table:table-header-rows>
          <table:table-rows>
            <table:table-row>
              <table:table-cell office:value-type="float" office:value="1">
                <text:p>1</text:p>
              </table:table-cell>
              <table:table-cell office:value-type="float" office:value="2301">
                <text:p>2301</text:p>
              </table:table-cell>
              <table:table-cell office:value-type="float" office:value="598">
                <text:p>598</text:p>
              </table:table-cell>
              <table:table-cell office:value-type="float" office:value="2900">
                <text:p>2900</text:p>
              </table:table-cell>
            </table:table-row>
            <table:table-row>
              <table:table-cell office:value-type="float" office:value="3">
                <text:p>3</text:p>
              </table:table-cell>
              <table:table-cell office:value-type="float" office:value="1856">
                <text:p>1856</text:p>
              </table:table-cell>
              <table:table-cell office:value-type="float" office:value="530">
                <text:p>530</text:p>
              </table:table-cell>
              <table:table-cell office:value-type="float" office:value="2386">
                <text:p>2386</text:p>
              </table:table-cell>
            </table:table-row>
            <table:table-row>
              <table:table-cell office:value-type="float" office:value="5">
                <text:p>5</text:p>
              </table:table-cell>
              <table:table-cell office:value-type="float" office:value="1736">
                <text:p>1736</text:p>
              </table:table-cell>
              <table:table-cell office:value-type="float" office:value="526">
                <text:p>526</text:p>
              </table:table-cell>
              <table:table-cell office:value-type="float" office:value="2263">
                <text:p>2263</text:p>
              </table:table-cell>
            </table:table-row>
            <table:table-row>
              <table:table-cell office:value-type="float" office:value="10">
                <text:p>10</text:p>
              </table:table-cell>
              <table:table-cell office:value-type="float" office:value="1710">
                <text:p>1710</text:p>
              </table:table-cell>
              <table:table-cell office:value-type="float" office:value="526">
                <text:p>526</text:p>
              </table:table-cell>
              <table:table-cell office:value-type="float" office:value="2236">
                <text:p>2236</text:p>
              </table:table-cell>
            </table:table-row>
            <table:table-row>
              <table:table-cell office:value-type="float" office:value="20">
                <text:p>20</text:p>
              </table:table-cell>
              <table:table-cell office:value-type="float" office:value="1426">
                <text:p>1426</text:p>
              </table:table-cell>
              <table:table-cell office:value-type="float" office:value="533">
                <text:p>533</text:p>
              </table:table-cell>
              <table:table-cell office:value-type="float" office:value="1959">
                <text:p>1959</text:p>
              </table:table-cell>
            </table:table-row>
            <table:table-row>
              <table:table-cell office:value-type="float" office:value="30">
                <text:p>30</text:p>
              </table:table-cell>
              <table:table-cell office:value-type="float" office:value="1667">
                <text:p>1667</text:p>
              </table:table-cell>
              <table:table-cell office:value-type="float" office:value="600">
                <text:p>600</text:p>
              </table:table-cell>
              <table:table-cell office:value-type="float" office:value="2267">
                <text:p>2267</text:p>
              </table:table-cell>
            </table:table-row>
            <table:table-row>
              <table:table-cell office:value-type="float" office:value="50">
                <text:p>50</text:p>
              </table:table-cell>
              <table:table-cell office:value-type="float" office:value="1506">
                <text:p>1506</text:p>
              </table:table-cell>
              <table:table-cell office:value-type="float" office:value="580">
                <text:p>580</text:p>
              </table:table-cell>
              <table:table-cell office:value-type="float" office:value="2087">
                <text:p>2087</text:p>
              </table:table-cell>
            </table:table-row>
            <table:table-row>
              <table:table-cell office:value-type="float" office:value="60">
                <text:p>60</text:p>
              </table:table-cell>
              <table:table-cell office:value-type="float" office:value="1430">
                <text:p>1430</text:p>
              </table:table-cell>
              <table:table-cell office:value-type="float" office:value="512">
                <text:p>512</text:p>
              </table:table-cell>
              <table:table-cell office:value-type="float" office:value="1942">
                <text:p>1942</text:p>
              </table:table-cell>
            </table:table-row>
            <table:table-row>
              <table:table-cell office:value-type="float" office:value="70">
                <text:p>70</text:p>
              </table:table-cell>
              <table:table-cell office:value-type="float" office:value="1196">
                <text:p>1196</text:p>
              </table:table-cell>
              <table:table-cell office:value-type="float" office:value="484">
                <text:p>484</text:p>
              </table:table-cell>
              <table:table-cell office:value-type="float" office:value="1680">
                <text:p>1680</text:p>
              </table:table-cell>
            </table:table-row>
            <table:table-row>
              <table:table-cell office:value-type="float" office:value="100">
                <text:p>100</text:p>
              </table:table-cell>
              <table:table-cell office:value-type="float" office:value="1112">
                <text:p>1112</text:p>
              </table:table-cell>
              <table:table-cell office:value-type="float" office:value="488">
                <text:p>488</text:p>
              </table:table-cell>
              <table:table-cell office:value-type="float" office:value="1600">
                <text:p>1600</text:p>
              </table:table-cell>
            </table:table-row>
            <table:table-row>
              <table:table-cell office:value-type="float" office:value="200">
                <text:p>200</text:p>
              </table:table-cell>
              <table:table-cell office:value-type="float" office:value="1123">
                <text:p>1123</text:p>
              </table:table-cell>
              <table:table-cell office:value-type="float" office:value="502">
                <text:p>502</text:p>
              </table:table-cell>
              <table:table-cell office:value-type="float" office:value="1626">
                <text:p>1626</text:p>
              </table:table-cell>
            </table:table-row>
            <table:table-row>
              <table:table-cell office:value-type="float" office:value="300">
                <text:p>300</text:p>
              </table:table-cell>
              <table:table-cell office:value-type="float" office:value="1116">
                <text:p>1116</text:p>
              </table:table-cell>
              <table:table-cell office:value-type="float" office:value="502">
                <text:p>502</text:p>
              </table:table-cell>
              <table:table-cell office:value-type="float" office:value="1618">
                <text:p>1618</text:p>
              </table:table-cell>
            </table:table-row>
            <table:table-row>
              <table:table-cell office:value-type="float" office:value="500">
                <text:p>500</text:p>
              </table:table-cell>
              <table:table-cell office:value-type="float" office:value="1093">
                <text:p>1093</text:p>
              </table:table-cell>
              <table:table-cell office:value-type="float" office:value="502">
                <text:p>502</text:p>
              </table:table-cell>
              <table:table-cell office:value-type="float" office:value="1595">
                <text:p>1595</text:p>
              </table:table-cell>
            </table:table-row>
            <table:table-row>
              <table:table-cell office:value-type="float" office:value="1000">
                <text:p>1000</text:p>
              </table:table-cell>
              <table:table-cell office:value-type="float" office:value="1054">
                <text:p>1054</text:p>
              </table:table-cell>
              <table:table-cell office:value-type="float" office:value="497">
                <text:p>497</text:p>
              </table:table-cell>
              <table:table-cell office:value-type="float" office:value="1552">
                <text:p>1552</text:p>
              </table:table-cell>
            </table:table-row>
            <table:table-row>
              <table:table-cell office:value-type="float" office:value="10000">
                <text:p>10000</text:p>
              </table:table-cell>
              <table:table-cell office:value-type="float" office:value="1050">
                <text:p>1050</text:p>
              </table:table-cell>
              <table:table-cell office:value-type="float" office:value="499">
                <text:p>499</text:p>
              </table:table-cell>
              <table:table-cell office:value-type="float" office:value="1550">
                <text:p>1550</text:p>
              </table:table-cell>
            </table:table-row>
            <table:table-row>
              <table:table-cell office:value-type="float" office:value="50000">
                <text:p>50000</text:p>
              </table:table-cell>
              <table:table-cell office:value-type="float" office:value="1072">
                <text:p>1072</text:p>
              </table:table-cell>
              <table:table-cell office:value-type="float" office:value="512">
                <text:p>512</text:p>
              </table:table-cell>
              <table:table-cell office:value-type="float" office:value="1585">
                <text:p>1585</text:p>
              </table:table-cell>
            </table:table-row>
            <table:table-row>
              <table:table-cell office:value-type="float" office:value="100000">
                <text:p>100000</text:p>
              </table:table-cell>
              <table:table-cell office:value-type="float" office:value="990">
                <text:p>990</text:p>
              </table:table-cell>
              <table:table-cell office:value-type="float" office:value="465">
                <text:p>465</text:p>
              </table:table-cell>
              <table:table-cell office:value-type="float" office:value="1455">
                <text:p>1455</text:p>
              </table:table-cell>
            </table:table-row>
            <table:table-row>
              <table:table-cell office:value-type="float" office:value="1000000">
                <text:p>1000000</text:p>
              </table:table-cell>
              <table:table-cell office:value-type="float" office:value="1030">
                <text:p>1030</text:p>
              </table:table-cell>
              <table:table-cell office:value-type="float" office:value="493">
                <text:p>493</text:p>
              </table:table-cell>
              <table:table-cell office:value-type="float" office:value="1524">
                <text:p>1524</text:p>
              </table:table-cell>
            </table:table-row>
            <table:table-row>
              <table:table-cell office:value-type="float" office:value="10000000">
                <text:p>10000000</text:p>
              </table:table-cell>
              <table:table-cell office:value-type="float" office:value="1049">
                <text:p>1049</text:p>
              </table:table-cell>
              <table:table-cell office:value-type="float" office:value="506">
                <text:p>506</text:p>
              </table:table-cell>
              <table:table-cell office:value-type="float" office:value="1556">
                <text:p>1556</text:p>
              </table:table-cell>
            </table:table-row>
            <table:table-row>
              <table:table-cell office:value-type="float" office:value="100000000">
                <text:p>100000000</text:p>
              </table:table-cell>
              <table:table-cell office:value-type="float" office:value="1094">
                <text:p>1094</text:p>
              </table:table-cell>
              <table:table-cell office:value-type="float" office:value="513">
                <text:p>513</text:p>
              </table:table-cell>
              <table:table-cell office:value-type="float" office:value="1607">
                <text:p>1607</text:p>
              </table:table-cell>
            </table:table-row>
            <table:table-row>
              <table:table-cell office:value-type="float" office:value="1000000000">
                <text:p>1000000000</text:p>
              </table:table-cell>
              <table:table-cell office:value-type="float" office:value="1075">
                <text:p>1075</text:p>
              </table:table-cell>
              <table:table-cell office:value-type="float" office:value="503">
                <text:p>503</text:p>
              </table:table-cell>
              <table:table-cell office:value-type="float" office:value="1578">
                <text:p>157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